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463A630D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draw:fill="none" draw:fill-color="#ffffff" draw:auto-grow-width="true" fo:min-height="0.943cm" fo:min-width="2.591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796cm" svg:height="25.68cm" svg:x="1.381cm" svg:y="1.101cm">
          <draw:image xlink:href="Pictures/100002010000031A00000463A630DCA1.png" xlink:type="simple" xlink:show="embed" xlink:actuate="onLoad">
            <text:p/>
          </draw:image>
        </draw:frame>
        <draw:line draw:style-name="gr2" draw:text-style-name="P1" draw:layer="layout" svg:x1="16.494cm" svg:y1="9.89cm" svg:x2="16.494cm" svg:y2="11.922cm">
          <text:p/>
        </draw:line>
        <draw:line draw:style-name="gr2" draw:text-style-name="P1" draw:layer="layout" svg:x1="15.732cm" svg:y1="8.874cm" svg:x2="12.049cm" svg:y2="10.525cm">
          <text:p/>
        </draw:line>
        <draw:line draw:style-name="gr2" draw:text-style-name="P1" draw:layer="layout" svg:x1="9.763cm" svg:y1="11.033cm" svg:x2="7.731cm" svg:y2="12.811cm">
          <text:p/>
        </draw:line>
        <draw:line draw:style-name="gr2" draw:text-style-name="P1" draw:layer="layout" svg:x1="9.382cm" svg:y1="10.398cm" svg:x2="6.207cm" svg:y2="9.763cm">
          <text:p/>
        </draw:line>
        <draw:line draw:style-name="gr2" draw:text-style-name="P1" draw:layer="layout" svg:x1="9.128cm" svg:y1="6.842cm" svg:x2="6.969cm" svg:y2="5.826cm">
          <text:p/>
        </draw:line>
        <draw:line draw:style-name="gr2" draw:text-style-name="P1" draw:layer="layout" svg:x1="10.525cm" svg:y1="6.08cm" svg:x2="10.525cm" svg:y2="4.683cm">
          <text:p/>
        </draw:line>
        <draw:line draw:style-name="gr2" draw:text-style-name="P1" draw:layer="layout" svg:x1="12.303cm" svg:y1="7.096cm" svg:x2="14.462cm" svg:y2="5.699cm">
          <text:p/>
        </draw:line>
        <draw:line draw:style-name="gr2" draw:text-style-name="P1" draw:layer="layout" svg:x1="10.779cm" svg:y1="9.509cm" svg:x2="10.779cm" svg:y2="7.985cm">
          <text:p/>
        </draw:line>
        <draw:frame draw:style-name="gr3" draw:layer="layout" svg:width="3.091cm" svg:height="1.193cm" svg:x="9.085cm" svg:y="0.95cm">
          <draw:text-box>
            <text:p><text:span text:style-name="T1">Pracownicy</text:span></text:p>
          </draw:text-box>
        </draw:frame>
        <draw:frame draw:style-name="gr3" draw:layer="layout" svg:width="3.091cm" svg:height="1.193cm" svg:x="4.048cm" svg:y="8.062cm">
          <draw:text-box>
            <text:p><text:span text:style-name="T1">Prezes</text:span></text:p>
          </draw:text-box>
        </draw:frame>
        <draw:frame draw:style-name="gr3" draw:layer="layout" svg:width="4.358cm" svg:height="1.193cm" svg:x="4.389cm" svg:y="14.081cm">
          <draw:text-box>
            <text:p><text:span text:style-name="T1">Członkowie</text:span> <text:span text:style-name="T1">zarządu</text:span></text:p>
          </draw:text-box>
        </draw:frame>
        <draw:frame draw:style-name="gr3" draw:text-style-name="P2" draw:layer="layout" svg:width="3.091cm" svg:height="1.193cm" svg:x="11.625cm" svg:y="7.477cm">
          <draw:text-box>
            <text:p text:style-name="P2"><text:span text:style-name="T2">Intranet</text:span></text:p>
          </draw:text-box>
        </draw:frame>
        <draw:frame draw:style-name="gr3" draw:text-style-name="P2" draw:layer="layout" svg:width="3.091cm" svg:height="1.193cm" svg:x="9.974cm" svg:y="11.287cm">
          <draw:text-box>
            <text:p text:style-name="P2"><text:span text:style-name="T2">Internet</text:span></text:p>
          </draw:text-box>
        </draw:frame>
        <draw:frame draw:style-name="gr3" draw:text-style-name="P2" draw:layer="layout" svg:width="3.091cm" svg:height="1.193cm" svg:x="17.256cm" svg:y="7.935cm">
          <draw:text-box>
            <text:p text:style-name="P2"><text:span text:style-name="T2">Serwer</text:span></text:p>
          </draw:text-box>
        </draw:frame>
        <draw:frame draw:style-name="gr3" draw:text-style-name="P2" draw:layer="layout" svg:width="3.091cm" svg:height="1.193cm" svg:x="17.213cm" svg:y="11.16cm">
          <draw:text-box>
            <text:p text:style-name="P2"><text:span text:style-name="T2">Baza dany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bychu </meta:initial-creator>
    <meta:creation-date>2015-05-18T11:23:44.845940246</meta:creation-date>
    <dc:date>2015-05-18T11:31:37.556020151</dc:date>
    <dc:creator>zbychu </dc:creator>
    <meta:editing-duration>P0D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